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41da"/>
    </style:style>
    <style:style style:name="T1" style:family="text">
      <style:text-properties fo:font-size="13pt" style:font-size-asian="13pt" style:font-size-complex="13pt"/>
    </style:style>
    <style:style style:name="T2" style:family="text">
      <style:text-properties fo:font-size="13pt" officeooo:rsid="001641da" style:font-size-asian="13pt" style:font-size-complex="13pt"/>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fo:color="#c9211e" fo:font-size="22pt" fo:font-weight="bold" style:font-size-asian="22pt" style:font-weight-asian="bold" style:font-size-complex="22pt" style:font-weight-complex="bold"/>
    </style:style>
    <style:style style:name="T6" style:family="text">
      <style:text-properties fo:color="#c9211e" fo:font-size="24pt" fo:font-weight="bold" style:font-size-asian="24pt" style:font-weight-asian="bold" style:font-size-complex="24pt" style:font-weight-complex="bold"/>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fo:color="#780373" fo:font-size="16pt" style:font-size-asian="16pt" style:font-size-complex="16pt"/>
    </style:style>
    <style:style style:name="T10" style:family="text">
      <style:text-properties fo:color="#780373" fo:font-size="16pt" fo:font-weight="bold" style:font-size-asian="16pt" style:font-weight-asian="bold" style:font-size-complex="16pt" style:font-weight-complex="bold"/>
    </style:style>
    <style:style style:name="T11" style:family="text">
      <style:text-properties fo:color="#780373" fo:font-size="18pt" fo:font-weight="bold" style:font-size-asian="18pt" style:font-weight-asian="bold" style:font-size-complex="18pt" style:font-weight-complex="bold"/>
    </style:style>
    <style:style style:name="T12" style:family="text">
      <style:text-properties fo:color="#780373" fo:font-size="13pt" fo:font-weight="bold" style:font-size-asian="13pt" style:font-weight-asian="bold" style:font-size-complex="13pt" style:font-weight-complex="bold"/>
    </style:style>
    <style:style style:name="T13" style:family="text">
      <style:text-properties fo:color="#780373" fo:font-size="15pt" fo:font-weight="bold" style:font-size-asian="15pt" style:font-weight-asian="bold" style:font-size-complex="15pt" style:font-weight-complex="bold"/>
    </style:style>
    <style:style style:name="T14" style:family="text">
      <style:text-properties fo:font-size="18pt" officeooo:rsid="001641da" style:font-size-asian="15.75pt" style:font-size-complex="18pt"/>
    </style:style>
    <style:style style:name="T15" style:family="text">
      <style:text-properties fo:color="#3faf46" fo:font-size="13pt" fo:font-weight="bold" style:font-size-asian="13pt" style:font-weight-asian="bold" style:font-size-complex="13pt" style:font-weight-complex="bold"/>
    </style:style>
    <style:style style:name="T16" style:family="text">
      <style:text-properties fo:color="#3faf46" fo:font-size="15pt" fo:font-weight="bold" style:font-size-asian="15pt" style:font-weight-asian="bold" style:font-size-complex="15pt" style:font-weight-complex="bold"/>
    </style:style>
    <style:style style:name="T17" style:family="text">
      <style:text-properties fo:color="#55215b" fo:font-size="13pt" fo:font-weight="bold" style:font-size-asian="13pt" style:font-weight-asian="bold" style:font-size-complex="13pt" style:font-weight-complex="bold"/>
    </style:style>
    <style:style style:name="T18" style:family="text">
      <style:text-properties fo:color="#55215b" fo:font-size="13pt" style:font-size-asian="13pt" style:font-size-complex="13pt"/>
    </style:style>
    <style:style style:name="T19" style:family="text">
      <style:text-properties fo:color="#55215b" fo:font-size="16pt" fo:font-weight="bold" style:font-size-asian="16pt" style:font-weight-asian="bold" style:font-size-complex="16pt" style:font-weight-complex="bold"/>
    </style:style>
    <style:style style:name="T20" style:family="text">
      <style:text-properties fo:color="#55215b" fo:font-size="15pt" fo:font-weight="bold" style:font-size-asian="15pt" style:font-weight-asian="bold" style:font-size-complex="15pt" style:font-weight-complex="bold"/>
    </style:style>
    <style:style style:name="T21" style:family="text">
      <style:text-properties fo:color="#55215b" fo:font-size="18pt" officeooo:rsid="001641da" style:font-size-asian="15.75pt" style:font-size-complex="18pt"/>
    </style:style>
    <style:style style:name="T22" style:family="text">
      <style:text-properties fo:color="#f10d0c" fo:font-size="13pt" style:font-size-asian="13pt" style:font-size-complex="13pt"/>
    </style:style>
    <style:style style:name="T23" style:family="text">
      <style:text-properties fo:color="#f10d0c" fo:font-size="13pt" fo:font-weight="bold" style:font-size-asian="13pt" style:font-weight-asian="bold" style:font-size-complex="13pt" style:font-weight-complex="bold"/>
    </style:style>
    <style:style style:name="T24" style:family="text">
      <style:text-properties fo:color="#f10d0c" fo:font-size="18pt" officeooo:rsid="001641da" style:font-size-asian="15.75pt" style:font-size-complex="18pt"/>
    </style:style>
    <style:style style:name="T25" style:family="text">
      <style:text-properties fo:color="#f10d0c" fo:font-size="18pt" fo:font-weight="bold" officeooo:rsid="001641da" style:font-size-asian="15.75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1"><text:line-break/> <text:s text:c="31"/></text:span><text:span text:style-name="T6">Comments in Python </text:span></text:p>
      <text:p text:style-name="P1"><text:span text:style-name="T11">1. Introduction</text:span><text:span text:style-name="T1"><text:line-break/><text:line-break/>In programming, a comment is a line or block of text within the source code that is not executed by the computer. It is purely meant for human understanding, documentation, or temporarily disabling parts of code during testing or debugging.<text:line-break/><text:line-break/>Python supports commenting to enhance readability, explain logic, and aid maintenance of the code. Comments do not affect how the code runs.<text:line-break/><text:line-break/><text:line-break/></text:span><text:span text:style-name="T13">2. Long Definition of a Comment in Python</text:span><text:span text:style-name="T1"><text:line-break/><text:line-break/>A comment in Python is a programmer-readable annotation written within the code to describe what a section of the code does, why certain decisions were made, or to make notes for future development. Comments are completely ignored by the Python interpreter, meaning they do not influence the output or functionality of the program. They are essential in collaborative coding environments and for long-term maintenance, as they help developers understand the purpose of specific lines or blocks of code even after long periods of time.<text:line-break/><text:line-break/>Python allows comments primarily through two mechanisms:<text:line-break/><text:line-break/>Single-line comments using the hash (#) symbol<text:line-break/><text:line-break/>Multi-line comments, typically using triple-quoted strings (''' ... ''' or """ ... """) that are not used as docstrings<text:line-break/><text:line-break/><text:line-break/></text:span><text:span text:style-name="T13">3. Types of Comments in Python</text:span><text:span text:style-name="T1"><text:line-break/><text:line-break/></text:span><text:span text:style-name="T16">A. Single-line Comments:</text:span><text:span text:style-name="T1"><text:line-break/><text:line-break/>A single-line comment in Python is created by placing a hash symbol (#) before the comment text. Everything after the # on that line is ignored by the interpreter. These comments are generally used to explain individual lines or short blocks of code.<text:line-break/><text:line-break/></text:span><text:span text:style-name="T4">Syntax:</text:span><text:span text:style-name="T1"><text:line-break/><text:line-break/># This is a single-line comment<text:line-break/>print("Hello") <text:s/># This is also a comment<text:line-break/><text:line-break/></text:span><text:soft-page-break/><text:span text:style-name="T4">Examples:</text:span><text:span text:style-name="T1"><text:line-break/><text:line-break/># This function returns the square of a number<text:line-break/>def square(num):<text:line-break/> <text:s text:c="3"/>return num ** 2<text:line-break/><text:line-break/>print(square(5)) <text:s/># Output: 25<text:line-break/><text:line-break/>Explanation:<text:line-break/><text:line-break/>The first comment explains what the function does.<text:line-break/><text:line-break/>The second comment beside the print function describes what the output will be.<text:line-break/><text:line-break/><text:line-break/><text:line-break/></text:span><text:span text:style-name="T16">B. Multi-line (Block) Comments</text:span></text:p>
      <text:p text:style-name="P1"><text:span text:style-name="T1"><text:line-break/>Python does not have a special block comment syntax like some other languages. However, multi-line comments can be written using:<text:line-break/><text:line-break/>1. Multiple single-line comments<text:line-break/><text:line-break/><text:line-break/>2. Triple-quoted strings not used as docstrings (e.g., ''' ... ''' or """ ... """) that Python ignores if not assigned to a variable<text:line-break/><text:line-break/>These are used when longer explanations are needed, such as at the beginning of a script or a function to describe its overall purpose or logic.<text:line-break/><text:line-break/><text:line-break/></text:span><text:span text:style-name="T3">Method 1: Multiple Single-line Comments</text:span><text:span text:style-name="T1"><text:line-break/><text:line-break/>Syntax:<text:line-break/><text:line-break/># This is a multi-line comment<text:line-break/># written with several single-line<text:line-break/># comment lines.<text:line-break/><text:line-break/>Example:<text:line-break/><text:line-break/># This function checks whether a number is even<text:line-break/># It uses the modulus operator to test divisibility by 2<text:line-break/># If remainder is zero, it returns True, else False<text:line-break/></text:span><text:soft-page-break/><text:span text:style-name="T1"><text:line-break/></text:span><text:span text:style-name="T2">my_list= [3,4,5,6,7,8]</text:span></text:p>
      <text:p text:style-name="P1"><text:span text:style-name="T1"><text:line-break/><text:line-break/></text:span><text:span text:style-name="T3">Method 2</text:span><text:span text:style-name="T1">: Triple-quoted Strings (as Comments)<text:line-break/><text:line-break/>Syntax:<text:line-break/><text:line-break/>'''<text:line-break/>This is a multi-line comment written using triple quotes.<text:line-break/>It is not a docstring because it is not the first statement in a function or class.<text:line-break/>Python ignores this block if it is not assigned to any variable.<text:line-break/>'''<text:line-break/><text:line-break/>Example:<text:line-break/><text:line-break/>'''<text:line-break/>This script demonstrates the use of block comments.<text:line-break/>We will define two functions: one for addition and one for subtraction.<text:line-break/>'''<text:line-break/><text:line-break/>def add(a, b):<text:line-break/> <text:s text:c="3"/>return a + b<text:line-break/><text:line-break/>def subtract(a, b):<text:line-break/> <text:s text:c="3"/>return a - b<text:line-break/><text:line-break/><text:line-break/>---<text:line-break/><text:line-break/>4. Comments vs Docstrings<text:line-break/><text:line-break/>Comments: For any code documentation, ignored by interpreter.<text:line-break/><text:line-break/>Docstrings: Special type of comment placed at the beginning of a function, class, or module, used to describe its purpose. They are accessible using help() or ._doc_.<text:line-break/><text:line-break/><text:line-break/></text:span><text:span text:style-name="T3">Example of a Docstring:</text:span><text:span text:style-name="T1"><text:line-break/><text:line-break/>def greet(name):<text:line-break/> <text:s text:c="3"/>"""<text:line-break/> <text:s text:c="3"/>This function greets the person with the provided name.<text:line-break/> <text:s text:c="3"/>"""<text:line-break/> <text:s text:c="3"/>print(f"Hello, {name}!")<text:line-break/></text:span><text:soft-page-break/><text:span text:style-name="T1"><text:line-break/><text:line-break/></text:span><text:span text:style-name="T19">5. Use Cases of Comments in Python<text:line-break/></text:span><text:span text:style-name="T1"><text:line-break/>To describe the purpose of a variable or function<text:line-break/><text:line-break/>To explain the logic of a loop or condition<text:line-break/><text:line-break/>To provide metadata (e.g., author, date)<text:line-break/><text:line-break/>To temporarily disable code (comment it out)<text:line-break/><text:line-break/>To break down complex operations into understandable steps<text:line-break/><text:line-break/><text:line-break/></text:span><text:span text:style-name="T20">6. Best Practices for Writing Comments</text:span><text:span text:style-name="T1"><text:line-break/><text:line-break/>Write meaningful, concise, and relevant comments<text:line-break/><text:line-break/>Avoid repeating obvious code logic in comments<text:line-break/><text:line-break/>x = 10 <text:s/># Setting x to 10 <text:s/># (Not useful)<text:line-break/><text:line-break/>Update comments when code changes<text:line-break/><text:line-break/>Use comments to explain why, not just what<text:line-break/><text:line-break/>Use docstrings for documentation of functions and classes<text:line-break/><text:line-break/><text:line-break/><text:line-break/></text:span><text:span text:style-name="T19">7. Summary:</text:span></text:p>
      <text:p text:style-name="P1"><text:span text:style-name="T1"/></text:p>
      <text:p text:style-name="P1"><text:span text:style-name="T1"/></text:p>
      <text:p text:style-name="P1"><text:span text:style-name="T1">1. Comments are notes written in the code that are not executed by Python. They are used to explain the code and make it easier to understand.<text:line-break/><text:line-break/><text:line-break/>2. A single-line comment starts with #. Anything after # on that line is ignored by the interpreter.<text:line-break/><text:line-break/><text:line-break/>3. For multi-line comments, you can use multiple lines with # or use triple quotes like ''' ... ''' or """ ... """.<text:line-break/></text:span><text:soft-page-break/><text:span text:style-name="T1"><text:line-break/><text:line-break/>4. Docstrings are also written using triple quotes, but they are used to describe functions, classes, or modules and can be accessed with help().<text:line-break/><text:line-break/><text:line-break/>5. Comments are helpful for explaining logic, disabling code during testing, and making the code readable and maintainable.</text:span></text:p>
      <text:p text:style-name="P1"><text:span text:style-name="T1"/></text:p>
      <text:p text:style-name="P1"><text:span text:style-name="T1"/></text:p>
      <text:p text:style-name="P1"><text:span text:style-name="T1"><text:s text:c="22"/></text:span><text:span text:style-name="T23"><text:s text:c="4"/></text:span><text:span text:style-name="T25">Pls like,share and subscribe</text:span><text:span text:style-name="T1"><text:line-break/><text:line-break/><text:line-break/><text:line-break/><text:line-break/></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05T11:56:08.302000000</meta:creation-date>
    <dc:date>2025-05-05T12:04:38.685000000</dc:date>
    <meta:editing-duration>PT8M31S</meta:editing-duration>
    <meta:editing-cycles>1</meta:editing-cycles>
    <meta:document-statistic meta:table-count="0" meta:image-count="0" meta:object-count="0" meta:page-count="5" meta:paragraph-count="6" meta:word-count="787" meta:character-count="4945" meta:non-whitespace-character-count="3989"/>
    <meta:generator>Neat_Office/6.2.8.2$Windows_x86 LibreOffice_project/</meta:generator>
  </office:meta>
</office:document-meta>
</file>